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wareCachingSourceValidityStrategy.getCacheValidities( CachingSource cachingSource ,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wareCachingSourceValidityStrategy.checkValidity( CachedSourceResponse response , Source source , long expi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